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Estimated Time</text:p>
          </table:table-cell>
          <table:table-cell office:value-type="string">
            <text:p>Revs Count</text:p>
          </table:table-cell>
          <table:table-cell office:value-type="string">
            <text:p>Max-Min Time</text:p>
          </table:table-cell>
          <table:table-cell table:number-columns-repeated="3"/>
        </table:table-row>
        <table:table-row table:style-name="ro1">
          <table:table-cell table:formula="of:=DATE(2009;4;21)" office:value-type="date" office:date-value="2009-04-21">
            <text:p>2009-04-21</text:p>
          </table:table-cell>
          <table:table-cell office:value-type="float" office:value="1">
            <text:p>1.00</text:p>
          </table:table-cell>
          <table:table-cell office:value-type="float" office:value="4">
            <text:p>4</text:p>
          </table:table-cell>
          <table:table-cell office:value-type="float" office:value="1.25">
            <text:p>1.25</text:p>
          </table:table-cell>
          <table:table-cell table:number-columns-repeated="3"/>
        </table:table-row>
        <table:table-row table:style-name="ro1">
          <table:table-cell table:formula="of:=DATE(2009;4;20)" office:value-type="date" office:date-value="2009-04-20">
            <text:p>2009-04-20</text:p>
          </table:table-cell>
          <table:table-cell office:value-type="float" office:value="1">
            <text:p>1.0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1">
          <table:table-cell table:formula="of:=DATE(2009;4;20)" office:value-type="date" office:date-value="2009-04-20">
            <text:p>2009-04-20</text:p>
          </table:table-cell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85">
            <text:p>0.85</text:p>
          </table:table-cell>
          <table:table-cell table:number-columns-repeated="3"/>
        </table:table-row>
        <table:table-row table:style-name="ro1">
          <table:table-cell table:formula="of:=DATE(2009;4;16)" office:value-type="date" office:date-value="2009-04-16">
            <text:p>2009-04-16</text:p>
          </table:table-cell>
          <table:table-cell office:value-type="float" office:value="1">
            <text:p>1.00</text:p>
          </table:table-cell>
          <table:table-cell office:value-type="float" office:value="2">
            <text:p>2</text:p>
          </table:table-cell>
          <table:table-cell office:value-type="float" office:value="0.66">
            <text:p>0.66</text:p>
          </table:table-cell>
          <table:table-cell table:number-columns-repeated="3"/>
        </table:table-row>
        <table:table-row table:style-name="ro1">
          <table:table-cell table:formula="of:=DATE(2009;4;15)" office:value-type="date" office:date-value="2009-04-15">
            <text:p>2009-04-15</text:p>
          </table:table-cell>
          <table:table-cell office:value-type="float" office:value="0.5">
            <text:p>0.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DATE(2009;4;13)" office:value-type="date" office:date-value="2009-04-13">
            <text:p>2009-04-1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DATE(2009;4;11)" office:value-type="date" office:date-value="2009-04-11">
            <text:p>2009-04-11</text:p>
          </table:table-cell>
          <table:table-cell office:value-type="float" office:value="0.5">
            <text:p>0.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DATE(2009;4;8)" office:value-type="date" office:date-value="2009-04-08">
            <text:p>2009-04-08</text:p>
          </table:table-cell>
          <table:table-cell office:value-type="float" office:value="0.5">
            <text:p>0.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D2];[.D4];[.D11];[.D12])/SUM([.C2];[.C4];[.C11];[.C12])" office:value-type="float" office:value="0.4875">
            <text:p>0.49</text:p>
          </table:table-cell>
        </table:table-row>
        <table:table-row table:style-name="ro1">
          <table:table-cell table:formula="of:=DATE(2009;4;5)" office:value-type="date" office:date-value="2009-04-05">
            <text:p>2009-04-05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table:formula="of:=DATE(2009;4;4)" office:value-type="date" office:date-value="2009-04-04">
            <text:p>2009-04-04</text:p>
          </table:table-cell>
          <table:table-cell office:value-type="float" office:value="4.5">
            <text:p>4.50</text:p>
          </table:table-cell>
          <table:table-cell office:value-type="float" office:value="6">
            <text:p>6</text:p>
          </table:table-cell>
          <table:table-cell office:value-type="float" office:value="4.15">
            <text:p>4.15</text:p>
          </table:table-cell>
          <table:table-cell table:number-columns-repeated="3"/>
        </table:table-row>
        <table:table-row table:style-name="ro1">
          <table:table-cell table:formula="of:=DATE(2009;4;3)" office:value-type="date" office:date-value="2009-04-03">
            <text:p>2009-04-03</text:p>
          </table:table-cell>
          <table:table-cell office:value-type="float" office:value="4">
            <text:p>4.00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1">
          <table:table-cell table:formula="of:=DATE(2009;3;31)" office:value-type="date" office:date-value="2009-03-31">
            <text:p>2009-03-31</text:p>
          </table:table-cell>
          <table:table-cell office:value-type="float" office:value="0.5">
            <text:p>0.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DATE(2009;3;30)" office:value-type="date" office:date-value="2009-03-30">
            <text:p>2009-03-30</text:p>
          </table:table-cell>
          <table:table-cell office:value-type="float" office:value="1.5">
            <text:p>1.50</text:p>
          </table:table-cell>
          <table:table-cell table:number-columns-repeated="5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>
          <table:table-cell table:formula="of:=DATE(2009;3;1)" office:value-type="date" office:date-value="2009-03-01">
            <text:p>2009-03-01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formula="of:=SUM([.D2:.D24])" office:value-type="float" office:value="10.91">
            <text:p>10.91</text:p>
          </table:table-cell>
          <table:table-cell table:number-columns-repeated="3"/>
        </table:table-row>
        <table:table-row table:style-name="ro1" table:number-rows-repeated="6550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be" number:country="BY">р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be" number:country="BY">р.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currency-symbol number:language="be" number:country="BY">р.</number:currency-symbol>
    </number:currency-style>
    <number:currency-style style:name="N119">
      <number:text>-</number:text>
      <number:number number:decimal-places="0" number:min-integer-digits="1" number:grouping="true"/>
      <number:currency-symbol number:language="be" number:country="BY">р.</number:currency-symbol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currency-symbol number:language="be" number:country="BY">р.</number:currency-symbol>
    </number:currency-style>
    <number:currency-style style:name="N120">
      <number:text>-</number:text>
      <number:number number:decimal-places="2" number:min-integer-digits="1" number:grouping="true"/>
      <number:currency-symbol number:language="be" number:country="BY">р.</number:currency-symbol>
      <style:map style:condition="value()&gt;=0" style:apply-style-name="N120P0"/>
    </number:currency-style>
    <number:currency-style style:name="N121P0" style:volatile="true">
      <number:number number:decimal-places="0" number:min-integer-digits="1" number:grouping="true"/>
      <number:currency-symbol number:language="be" number:country="BY">р.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currency-symbol number:language="be" number:country="BY">р.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currency-symbol number:language="be" number:country="BY">р.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currency-symbol number:language="be" number:country="BY">р.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5">04/25/2009</text:date>, <text:time>10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zmitry Lazerka</meta:initial-creator>
    <meta:creation-date>2009-04-24T16:27:12.73</meta:creation-date>
    <dc:date>2009-04-25T10:57:34.76</dc:date>
    <dc:creator>Dzmitry Lazerka</dc:creator>
    <meta:editing-duration>PT18H29M53S</meta:editing-duration>
    <meta:editing-cycles>4</meta:editing-cycles>
    <meta:generator>OpenOffice.org/3.0$Win32 OpenOffice.org_project/300m15$Build-9379</meta:generator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